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18d30"/>
    </style:style>
    <style:style style:name="P2" style:family="paragraph" style:parent-style-name="Standard">
      <style:text-properties officeooo:paragraph-rsid="001291bf"/>
    </style:style>
    <style:style style:name="P3" style:family="paragraph" style:parent-style-name="Standard">
      <style:text-properties officeooo:rsid="00183ce4" officeooo:paragraph-rsid="00183ce4"/>
    </style:style>
    <style:style style:name="P4" style:family="paragraph" style:parent-style-name="Subtitle">
      <style:text-properties officeooo:paragraph-rsid="00118d30"/>
    </style:style>
    <style:style style:name="P5" style:family="paragraph" style:parent-style-name="Standard" style:list-style-name="L2">
      <style:text-properties officeooo:rsid="00118d30" officeooo:paragraph-rsid="001291bf"/>
    </style:style>
    <style:style style:name="P6" style:family="paragraph" style:parent-style-name="Standard" style:list-style-name="L2">
      <style:text-properties officeooo:rsid="0010c7ec" officeooo:paragraph-rsid="001291bf"/>
    </style:style>
    <style:style style:name="P7" style:family="paragraph" style:parent-style-name="Standard">
      <style:text-properties officeooo:rsid="001291bf" officeooo:paragraph-rsid="001291bf"/>
    </style:style>
    <style:style style:name="P8" style:family="paragraph" style:parent-style-name="Standard" style:list-style-name="L3">
      <style:text-properties officeooo:rsid="001291bf" officeooo:paragraph-rsid="001291bf"/>
    </style:style>
    <style:style style:name="P9" style:family="paragraph" style:parent-style-name="Standard" style:list-style-name="L3">
      <style:text-properties officeooo:rsid="0016a46e" officeooo:paragraph-rsid="0016a46e"/>
    </style:style>
    <style:style style:name="P10" style:family="paragraph" style:parent-style-name="Heading" style:list-style-name="L1"/>
    <style:style style:name="P11" style:family="paragraph" style:parent-style-name="Heading" style:list-style-name="L1">
      <style:text-properties officeooo:paragraph-rsid="001291bf"/>
    </style:style>
    <style:style style:name="T1" style:family="text">
      <style:text-properties fo:font-size="24pt" style:font-size-asian="24pt" style:font-size-complex="24pt"/>
    </style:style>
    <style:style style:name="T2" style:family="text">
      <style:text-properties fo:font-size="24pt" officeooo:rsid="00150d5f" style:font-size-asian="24pt" style:font-size-complex="24pt"/>
    </style:style>
    <style:style style:name="T3" style:family="text">
      <style:text-properties officeooo:rsid="00118d30"/>
    </style:style>
    <style:style style:name="T4" style:family="text">
      <style:text-properties officeooo:rsid="001291bf"/>
    </style:style>
    <style:style style:name="T5" style:family="text">
      <style:text-properties officeooo:rsid="001e6378"/>
    </style:style>
    <style:style style:name="T6" style:family="text">
      <style:text-properties officeooo:rsid="0020cdb5"/>
    </style:style>
    <style:style style:name="T7" style:family="text">
      <style:text-properties officeooo:rsid="0020fef1"/>
    </style:style>
    <style:style style:name="T8" style:family="text">
      <style:text-properties officeooo:rsid="0022c06b"/>
    </style:style>
    <style:style style:name="T9" style:family="text">
      <style:text-properties officeooo:rsid="0025ab5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Default_20_Paragraph_20_Font"><text:span text:style-name="T1">Assignment </text:span></text:span><text:span text:style-name="Default_20_Paragraph_20_Font"><text:span text:style-name="T2">2</text:span></text:span><text:span text:style-name="Default_20_Paragraph_20_Font"><text:span text:style-name="T1"> 2INCO</text:span></text:span></text:p>
      <text:p text:style-name="P1">Robert Jong-A-Lock 0726356</text:p>
      <text:p text:style-name="P1">Tom Buskens 1378120</text:p>
      <text:p text:style-name="P1"><text:span text:style-name="T3">October 9</text:span>, 2018</text:p>
      <text:list xml:id="list2873444093" text:style-name="L1">
        <text:list-item>
          <text:p text:style-name="P11">Overview</text:p>
        </text:list-item>
      </text:list>
      <text:p text:style-name="P2">There were <text:span text:style-name="T4">2</text:span> main challenges while writing this program:</text:p>
      <text:list xml:id="list2177139666" text:style-name="L2">
        <text:list-item>
          <text:list>
            <text:list-item>
              <text:p text:style-name="P5">Reduce chance of <text:span text:style-name="T4">blocking mutex lock</text:span></text:p>
            </text:list-item>
            <text:list-item>
              <text:p text:style-name="P6">Limit amount threads</text:p>
            </text:list-item>
          </text:list>
        </text:list-item>
      </text:list>
      <text:list xml:id="list85759342671090" text:continue-list="list2873444093" text:style-name="L1">
        <text:list-item>
          <text:p text:style-name="P11">Reduce chance of locks waiting</text:p>
        </text:list-item>
      </text:list>
      <text:p text:style-name="P7">The exercise dictated that an buffer made out of an array from a type with 128 bits is toggled by multiple threads. This buffer ha<text:span text:style-name="T5">s</text:span> to be protected to prevent race conditions. This protection is implemented by using a mutex lock around the computations that have to be atomic. This made sure that threads have to wait on each other to access the buffer. To limit the amount of times the threads have to wait a few optimizations were implemented.</text:p>
      <text:list xml:id="list2270324989" text:style-name="L3">
        <text:list-item>
          <text:p text:style-name="P8">First every element in the buffer array has its own mutex <text:span text:style-name="T6">lock</text:span>. This splits the entire buffer in many smaller parts that can be accessed concurrently.</text:p>
        </text:list-item>
        <text:list-item>
          <text:p text:style-name="P9">The amount of time the thread needs to lock an element of the buffer is reduced by first generating all the necessary masks. These masks are then used in the critical section to toggle all necessary bits with <text:span text:style-name="T6">one</text:span> bitwise exclusive <text:span text:style-name="T6">or computation</text:span>.</text:p>
        </text:list-item>
        <text:list-item>
          <text:p text:style-name="P9">When a mask only contains zeros it is not necessary to request an element for the buffer. <text:span text:style-name="T7">Because no bits will be toggled as a result of it.</text:span> Therefore these masks are just skipped.</text:p>
        </text:list-item>
        <text:list-item>
          <text:p text:style-name="P9">At last the order in which the masks are used to toggle the bits is different for every thread. Each <text:span text:style-name="T7">thread </text:span>loops through all elements but start<text:span text:style-name="T7">s at a different point in the buffer</text:span>. <text:span text:style-name="T7">The points where threads start are evenly distributed over the buffer.</text:span></text:p>
        </text:list-item>
      </text:list>
      <text:list xml:id="list85759095607328" text:continue-list="list85759342671090" text:style-name="L1">
        <text:list-item>
          <text:p text:style-name="P10">Limit amount threads</text:p>
        </text:list-item>
      </text:list>
      <text:p text:style-name="P3">Another aspect of the exercise was to limit the amount of threads that run at the same time. <text:span text:style-name="T8">Besides it would be preferable that threads would be restarted as fast as possible when they are finished.</text:span> This was accomplish by keeping track of the state of each thread. Initially all threads have the state uninitialized. They could also be busy when they were altering the buffer and be finished when they were done with that.</text:p>
      <text:p text:style-name="P3">The main thread has a semaphore which is used to block the main thread. During initial execution the semaphore will not block and the threads are started until the maximum amount of threads is reached. At this point the main thread will be blocked by the semaphore. Whenever a thread is started its state is updated from uninitialized to busy.</text:p>
      <text:p text:style-name="P3">At some point one of the threads will finish and put its state to finished and increase the semaphore. Now the main thread will wake up and look through all the states to find the thread that woke him up. Whenever the main thread finds it, it will join with the thread and start a new one. After this the main thread will block again.</text:p>
      <text:p text:style-name="P3">This concept keeps working when multiple threads finish at the same time because the semaphore will unlock for each thread that finishes.</text:p>
      <text:p text:style-name="P3">A mutex could not be used to accomplish this behavior because it can happen that multiple threads finish <text:span text:style-name="T9">at</text:span> the same time and the behavior of unlocking a mutex twice is not defi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30T16:31:06.377122697</meta:creation-date>
    <dc:date>2018-10-04T08:57:41.612688895</dc:date>
    <meta:editing-duration>PT51M</meta:editing-duration>
    <meta:editing-cycles>14</meta:editing-cycles>
    <meta:generator>LibreOffice/6.0.3.2$Linux_X86_64 LibreOffice_project/00m0$Build-2</meta:generator>
    <meta:document-statistic meta:table-count="0" meta:image-count="0" meta:object-count="0" meta:page-count="1" meta:paragraph-count="20" meta:word-count="531" meta:character-count="2951" meta:non-whitespace-character-count="2449"/>
  </office:meta>
</office:document-meta>
</file>